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8" style:family="table">
      <style:table-properties style:width="5.7993in" table:align="center" style:writing-mode="lr-tb"/>
    </style:style>
    <style:style style:name="Table8.A" style:family="table-column">
      <style:table-column-properties style:column-width="0.6576in"/>
    </style:style>
    <style:style style:name="Table8.B" style:family="table-column">
      <style:table-column-properties style:column-width="0.5569in"/>
    </style:style>
    <style:style style:name="Table8.C" style:family="table-column">
      <style:table-column-properties style:column-width="1.9715in"/>
    </style:style>
    <style:style style:name="Table8.D" style:family="table-column">
      <style:table-column-properties style:column-width="0.4931in"/>
    </style:style>
    <style:style style:name="Table8.E" style:family="table-column">
      <style:table-column-properties style:column-width="0.8778in"/>
    </style:style>
    <style:style style:name="Table8.F" style:family="table-column">
      <style:table-column-properties style:column-width="0.6604in"/>
    </style:style>
    <style:style style:name="Table8.G" style:family="table-column">
      <style:table-column-properties style:column-width="0.58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b2b2b2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G1" style:family="table-cell">
      <style:table-cell-properties style:vertical-align="top" fo:background-color="#b2b2b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F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G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F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G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F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G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A5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8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1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1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23" style:family="table-row">
      <style:table-row-properties style:min-row-height="0.4361in" fo:keep-together="auto"/>
    </style:style>
    <style:style style:name="Table8.B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.B2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C2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D2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E2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F2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.G2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9pt" fo:font-weight="bold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fo:font-size="9pt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fo:font-size="9pt" officeooo:rsid="00135698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fo:font-size="9pt" officeooo:rsid="00292584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fo:font-size="9pt" officeooo:rsid="00303af1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fo:font-size="9pt" officeooo:rsid="0025e8d4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fo:font-size="9pt" officeooo:rsid="00260c37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fo:font-size="9pt" officeooo:rsid="00314f96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position="0% 100%" fo:font-size="9pt" fo:language="en" fo:country="GB" officeooo:rsid="00135698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position="0% 100%" fo:font-size="9pt" officeooo:rsid="00135698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position="0% 100%" fo:font-size="9pt" officeooo:rsid="00141b37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position="0% 100%" fo:font-size="9pt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position="0% 100%" fo:font-size="9pt" officeooo:rsid="001598e6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position="0% 100%" fo:font-size="9pt" officeooo:rsid="00260c37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style:text-position="0% 100%" fo:font-size="9pt" officeooo:paragraph-rsid="001e7c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style:text-position="0% 100%" fo:font-size="9pt" officeooo:rsid="001598e6" officeooo:paragraph-rsid="001e7c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style:text-position="0% 100%" fo:font-size="9pt" fo:font-weight="normal" officeooo:rsid="00135698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style:text-position="0% 100%" officeooo:rsid="00135698" officeooo:paragraph-rsid="001e7c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1e7cd6"/>
    </style:style>
    <style:style style:name="T1" style:family="text">
      <style:text-properties fo:color="#000000" fo:font-size="9pt" style:font-size-asian="9pt"/>
    </style:style>
    <style:style style:name="T2" style:family="text">
      <style:text-properties fo:color="#000000" style:text-position="sub 58%" fo:font-size="9pt" style:font-size-asian="9pt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41b37"/>
    </style:style>
    <style:style style:name="T5" style:family="text">
      <style:text-properties style:text-position="sub 58%" officeooo:rsid="001598e6"/>
    </style:style>
    <style:style style:name="T6" style:family="text">
      <style:text-properties style:text-position="sub 58%" officeooo:rsid="002c6bea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92584"/>
    </style:style>
    <style:style style:name="T9" style:family="text">
      <style:text-properties style:text-position="0% 100%" officeooo:rsid="00141b37"/>
    </style:style>
    <style:style style:name="T10" style:family="text">
      <style:text-properties style:text-position="0% 100%" officeooo:rsid="001598e6"/>
    </style:style>
    <style:style style:name="T11" style:family="text">
      <style:text-properties style:text-position="0% 100%" officeooo:rsid="002951f6"/>
    </style:style>
    <style:style style:name="T12" style:family="text">
      <style:text-properties style:text-position="0% 100%" officeooo:rsid="002c6bea"/>
    </style:style>
    <style:style style:name="T13" style:family="text">
      <style:text-properties officeooo:rsid="00303af1"/>
    </style:style>
    <style:style style:name="T14" style:family="text">
      <style:text-properties officeooo:rsid="00141b37"/>
    </style:style>
    <style:style style:name="T15" style:family="text">
      <style:text-properties officeooo:rsid="001598e6"/>
    </style:style>
    <style:style style:name="T16" style:family="text">
      <style:text-properties officeooo:rsid="00292584"/>
    </style:style>
    <style:style style:name="T17" style:family="text">
      <style:text-properties officeooo:rsid="002951f6"/>
    </style:style>
    <style:style style:name="T18" style:family="text">
      <style:text-properties officeooo:rsid="002c6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1">Χρονική Στιγμή</text:p>
          </table:table-cell>
          <table:table-cell table:style-name="Table8.A1" office:value-type="string">
            <text:p text:style-name="P1">Αφιξη</text:p>
          </table:table-cell>
          <table:table-cell table:style-name="Table8.A1" office:value-type="string">
            <text:p text:style-name="P1">Εικόνα Μνήμης</text:p>
          </table:table-cell>
          <table:table-cell table:style-name="Table8.A1" office:value-type="string">
            <text:p text:style-name="P1">ΚΜΕ</text:p>
          </table:table-cell>
          <table:table-cell table:style-name="Table8.A1" office:value-type="string">
            <text:p text:style-name="P1">Ουρά Μνήμης</text:p>
          </table:table-cell>
          <table:table-cell table:style-name="Table8.A1" office:value-type="string">
            <text:p text:style-name="P1">Ουρά <text:s/>ΚΜΕ</text:p>
          </table:table-cell>
          <table:table-cell table:style-name="Table8.G1" office:value-type="string">
            <text:p text:style-name="P1">Τέλος</text:p>
          </table:table-cell>
        </table:table-row>
        <table:table-row table:style-name="Table8.1">
          <table:table-cell table:style-name="Table8.A2" office:value-type="string">
            <text:p text:style-name="P2">0</text:p>
          </table:table-cell>
          <table:table-cell table:style-name="Table8.B4" office:value-type="string">
            <text:p text:style-name="P18"><text:span text:style-name="T1">P</text:span><text:span text:style-name="T2">1</text:span></text:p>
          </table:table-cell>
          <table:table-cell table:style-name="Table8.C4" office:value-type="string">
            <text:p text:style-name="P3">&lt;Οπή-620K&gt;</text:p>
          </table:table-cell>
          <table:table-cell table:style-name="Table8.D4" office:value-type="string">
            <text:p text:style-name="P3">-</text:p>
          </table:table-cell>
          <table:table-cell table:style-name="Table8.E4" office:value-type="string">
            <text:p text:style-name="P9">P<text:span text:style-name="T3">1</text:span></text:p>
          </table:table-cell>
          <table:table-cell table:style-name="Table8.F4" office:value-type="string">
            <text:p text:style-name="P2">-</text:p>
          </table:table-cell>
          <table:table-cell table:style-name="Table8.G4" office:value-type="string">
            <text:p text:style-name="P2">-</text:p>
          </table:table-cell>
        </table:table-row>
        <table:table-row table:style-name="Table8.1">
          <table:table-cell table:style-name="Table8.A2" office:value-type="string">
            <text:p text:style-name="P2">1</text:p>
          </table:table-cell>
          <table:table-cell table:style-name="Table8.B4" office:value-type="string">
            <text:p text:style-name="P10">P<text:span text:style-name="T3">2</text:span></text:p>
          </table:table-cell>
          <table:table-cell table:style-name="Table8.C4" office:value-type="string">
            <text:p text:style-name="P3">&lt;P<text:span text:style-name="T3">1</text:span><text:span text:style-name="T7">-180K&gt; &lt;Οπή-440Κ&gt;</text:span></text:p>
          </table:table-cell>
          <table:table-cell table:style-name="Table8.D4" office:value-type="string">
            <text:p text:style-name="P10">P<text:span text:style-name="T3">1</text:span></text:p>
          </table:table-cell>
          <table:table-cell table:style-name="Table8.E4" office:value-type="string">
            <text:p text:style-name="P10">P<text:span text:style-name="T3">2</text:span></text:p>
          </table:table-cell>
          <table:table-cell table:style-name="Table8.F4" office:value-type="string">
            <text:p text:style-name="P4">-</text:p>
          </table:table-cell>
          <table:table-cell table:style-name="Table8.G4" office:value-type="string">
            <text:p text:style-name="P2">-</text:p>
          </table:table-cell>
        </table:table-row>
        <table:table-row table:style-name="Table8.1">
          <table:table-cell table:style-name="Table8.A2" office:value-type="string">
            <text:p text:style-name="P2">2</text:p>
          </table:table-cell>
          <table:table-cell table:style-name="Table8.B4" office:value-type="string">
            <text:p text:style-name="P10">P<text:span text:style-name="T3">3</text:span></text:p>
          </table:table-cell>
          <table:table-cell table:style-name="Table8.C4" office:value-type="string">
            <text:p text:style-name="P3">&lt;P<text:span text:style-name="T3">1</text:span><text:span text:style-name="T7">-180K&gt; &lt;P</text:span><text:span text:style-name="T3">2</text:span><text:span text:style-name="T7">-100K&gt;</text:span></text:p>
            <text:p text:style-name="P3"><text:span text:style-name="T7">&lt;Οπή-440Κ&gt;</text:span></text:p>
          </table:table-cell>
          <table:table-cell table:style-name="Table8.D4" office:value-type="string">
            <text:p text:style-name="P10">P<text:span text:style-name="T3">2</text:span></text:p>
          </table:table-cell>
          <table:table-cell table:style-name="Table8.E4" office:value-type="string">
            <text:p text:style-name="P10">P<text:span text:style-name="T3">3</text:span></text:p>
          </table:table-cell>
          <table:table-cell table:style-name="Table8.F4" office:value-type="string">
            <text:p text:style-name="P10">P<text:span text:style-name="T3">1</text:span></text:p>
          </table:table-cell>
          <table:table-cell table:style-name="Table8.G4" office:value-type="string">
            <text:p text:style-name="P5">-</text:p>
          </table:table-cell>
        </table:table-row>
        <table:table-row table:style-name="Table8.1">
          <table:table-cell table:style-name="Table8.A5" office:value-type="string">
            <text:p text:style-name="P6">3</text:p>
          </table:table-cell>
          <table:table-cell table:style-name="Table8.B5" office:value-type="string">
            <text:p text:style-name="P10">P<text:span text:style-name="T3">4</text:span>, P<text:span text:style-name="T3">5</text:span></text:p>
          </table:table-cell>
          <table:table-cell table:style-name="Table8.C5" office:value-type="string">
            <text:p text:style-name="P3">&lt;P<text:span text:style-name="T3">1</text:span><text:span text:style-name="T7">-180K&gt; &lt;P</text:span><text:span text:style-name="T3">2</text:span><text:span text:style-name="T7">-100K&gt;</text:span></text:p>
            <text:p text:style-name="P3"><text:span text:style-name="T7">&lt;P</text:span><text:span text:style-name="T3">3</text:span><text:span text:style-name="T7">-350K&gt; </text:span><text:span text:style-name="T8">&lt;Οπή-</text:span><text:span text:style-name="T7">90</text:span><text:span text:style-name="T8">Κ&gt;</text:span></text:p>
          </table:table-cell>
          <table:table-cell table:style-name="Table8.D5" office:value-type="string">
            <text:p text:style-name="P10"><text:span text:style-name="T13">P</text:span><text:span text:style-name="T4">2</text:span></text:p>
          </table:table-cell>
          <table:table-cell table:style-name="Table8.E5" office:value-type="string">
            <text:p text:style-name="P11">P<text:span text:style-name="T3">4</text:span>, P<text:span text:style-name="T3">5</text:span></text:p>
          </table:table-cell>
          <table:table-cell table:style-name="Table8.F5" office:value-type="string">
            <text:p text:style-name="P10">P<text:span text:style-name="T3">1</text:span>, <text:span text:style-name="T14">P</text:span><text:span text:style-name="T4">3</text:span></text:p>
          </table:table-cell>
          <table:table-cell table:style-name="Table8.G5" office:value-type="string">
            <text:p text:style-name="P11">P<text:span text:style-name="T3">2</text:span></text:p>
          </table:table-cell>
        </table:table-row>
        <table:table-row table:style-name="Table8.1">
          <table:table-cell table:style-name="Table8.A5" office:value-type="string">
            <text:p text:style-name="P6">4</text:p>
          </table:table-cell>
          <table:table-cell table:style-name="Table8.B6" office:value-type="string">
            <text:p text:style-name="P11">P<text:span text:style-name="T3">6</text:span></text:p>
          </table:table-cell>
          <table:table-cell table:style-name="Table8.C6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3"><text:span text:style-name="T7">&lt;P</text:span><text:span text:style-name="T4">5</text:span><text:span text:style-name="T7">-</text:span><text:span text:style-name="T9">90</text:span><text:span text:style-name="T7">K </text:span><text:span text:style-name="T8">&lt;Οπή-</text:span><text:span text:style-name="T9">0</text:span><text:span text:style-name="T8">&gt;</text:span></text:p>
          </table:table-cell>
          <table:table-cell table:style-name="Table8.D6" office:value-type="string">
            <text:p text:style-name="P11">P<text:span text:style-name="T3">5</text:span></text:p>
          </table:table-cell>
          <table:table-cell table:style-name="Table8.E6" office:value-type="string">
            <text:p text:style-name="P11">P<text:span text:style-name="T3">4</text:span>, P<text:span text:style-name="T3">6</text:span></text:p>
          </table:table-cell>
          <table:table-cell table:style-name="Table8.F6" office:value-type="string">
            <text:p text:style-name="P10">P<text:span text:style-name="T3">1</text:span>, <text:span text:style-name="T14">P</text:span><text:span text:style-name="T4">3</text:span></text:p>
          </table:table-cell>
          <table:table-cell table:style-name="Table8.G6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5</text:p>
          </table:table-cell>
          <table:table-cell table:style-name="Table8.B7" office:value-type="string">
            <text:p text:style-name="P12">-</text:p>
          </table:table-cell>
          <table:table-cell table:style-name="Table8.C7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&lt;P<text:span text:style-name="T4">6</text:span>-<text:span text:style-name="T14">80</text:span>K<text:span text:style-name="T15">&gt;</text:span> <text:span text:style-name="T16">&lt;Οπή-</text:span><text:span text:style-name="T14">10K</text:span><text:span text:style-name="T16">&gt;</text:span></text:p>
          </table:table-cell>
          <table:table-cell table:style-name="Table8.D7" office:value-type="string">
            <text:p text:style-name="P11">P<text:span text:style-name="T3">6</text:span></text:p>
          </table:table-cell>
          <table:table-cell table:style-name="Table8.E7" office:value-type="string">
            <text:p text:style-name="P11">P<text:span text:style-name="T3">4</text:span>, P<text:span text:style-name="T3">5</text:span></text:p>
          </table:table-cell>
          <table:table-cell table:style-name="Table8.F7" office:value-type="string">
            <text:p text:style-name="P17">P<text:span text:style-name="T3">1</text:span>, <text:span text:style-name="T14">P</text:span><text:span text:style-name="T4">3</text:span></text:p>
          </table:table-cell>
          <table:table-cell table:style-name="Table8.G7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6</text:p>
          </table:table-cell>
          <table:table-cell table:style-name="Table8.B8" office:value-type="string">
            <text:p text:style-name="P12">-</text:p>
          </table:table-cell>
          <table:table-cell table:style-name="Table8.C8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&lt;P<text:span text:style-name="T4">6</text:span>-<text:span text:style-name="T14">80</text:span>K<text:span text:style-name="T15">&gt;</text:span> <text:span text:style-name="T16">&lt;Οπή-</text:span><text:span text:style-name="T14">10</text:span><text:span text:style-name="T15">K</text:span><text:span text:style-name="T16">&gt;</text:span></text:p>
          </table:table-cell>
          <table:table-cell table:style-name="Table8.D8" office:value-type="string">
            <text:p text:style-name="P11">P<text:span text:style-name="T3">6</text:span></text:p>
          </table:table-cell>
          <table:table-cell table:style-name="Table8.E8" office:value-type="string">
            <text:p text:style-name="P11">P<text:span text:style-name="T3">4</text:span>, P<text:span text:style-name="T3">5</text:span></text:p>
          </table:table-cell>
          <table:table-cell table:style-name="Table8.F8" office:value-type="string">
            <text:p text:style-name="P17">P<text:span text:style-name="T3">1</text:span>, <text:span text:style-name="T14">P</text:span><text:span text:style-name="T4">3</text:span></text:p>
          </table:table-cell>
          <table:table-cell table:style-name="Table8.G8" office:value-type="string">
            <text:p text:style-name="P11">P<text:span text:style-name="T3">6</text:span></text:p>
          </table:table-cell>
        </table:table-row>
        <table:table-row table:style-name="Table8.1">
          <table:table-cell table:style-name="Table8.A5" office:value-type="string">
            <text:p text:style-name="P6">7</text:p>
          </table:table-cell>
          <table:table-cell table:style-name="Table8.B9" office:value-type="string">
            <text:p text:style-name="P12">-</text:p>
          </table:table-cell>
          <table:table-cell table:style-name="Table8.C9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&lt;P<text:span text:style-name="T4">5</text:span>-<text:span text:style-name="T14">90</text:span>K <text:span text:style-name="T16">&lt;Οπή-</text:span><text:span text:style-name="T15">0</text:span><text:span text:style-name="T16">&gt;</text:span></text:p>
          </table:table-cell>
          <table:table-cell table:style-name="Table8.D9" office:value-type="string">
            <text:p text:style-name="P13">P<text:span text:style-name="T3">5</text:span></text:p>
          </table:table-cell>
          <table:table-cell table:style-name="Table8.E9" office:value-type="string">
            <text:p text:style-name="P11">P<text:span text:style-name="T3">4</text:span></text:p>
          </table:table-cell>
          <table:table-cell table:style-name="Table8.F9" office:value-type="string">
            <text:p text:style-name="P17">P<text:span text:style-name="T3">1</text:span>, <text:span text:style-name="T14">P</text:span><text:span text:style-name="T4">3</text:span></text:p>
          </table:table-cell>
          <table:table-cell table:style-name="Table8.G9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8</text:p>
          </table:table-cell>
          <table:table-cell table:style-name="Table8.B10" office:value-type="string">
            <text:p text:style-name="P12">-</text:p>
          </table:table-cell>
          <table:table-cell table:style-name="Table8.C10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&lt;P<text:span text:style-name="T4">5</text:span>-<text:span text:style-name="T14">90</text:span>K<text:span text:style-name="T15">&gt;</text:span> <text:span text:style-name="T16">&lt;Οπή-</text:span><text:span text:style-name="T15">0</text:span><text:span text:style-name="T16">&gt;</text:span></text:p>
          </table:table-cell>
          <table:table-cell table:style-name="Table8.D10" office:value-type="string">
            <text:p text:style-name="P13">P<text:span text:style-name="T3">5</text:span></text:p>
          </table:table-cell>
          <table:table-cell table:style-name="Table8.E10" office:value-type="string">
            <text:p text:style-name="P11">P<text:span text:style-name="T3">4</text:span></text:p>
          </table:table-cell>
          <table:table-cell table:style-name="Table8.F10" office:value-type="string">
            <text:p text:style-name="P17">P<text:span text:style-name="T3">1</text:span>, <text:span text:style-name="T14">P</text:span><text:span text:style-name="T4">3</text:span></text:p>
          </table:table-cell>
          <table:table-cell table:style-name="Table8.G10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9</text:p>
          </table:table-cell>
          <table:table-cell table:style-name="Table8.B11" office:value-type="string">
            <text:p text:style-name="P12">-</text:p>
          </table:table-cell>
          <table:table-cell table:style-name="Table8.C11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&lt;P<text:span text:style-name="T4">5</text:span>-<text:span text:style-name="T14">90</text:span>K<text:span text:style-name="T15">&gt;</text:span> <text:span text:style-name="T16">&lt;Οπή-</text:span><text:span text:style-name="T15">0</text:span><text:span text:style-name="T16">&gt;</text:span></text:p>
          </table:table-cell>
          <table:table-cell table:style-name="Table8.D11" office:value-type="string">
            <text:p text:style-name="P13">P<text:span text:style-name="T3">5</text:span></text:p>
          </table:table-cell>
          <table:table-cell table:style-name="Table8.E11" office:value-type="string">
            <text:p text:style-name="P11">P<text:span text:style-name="T3">4</text:span></text:p>
          </table:table-cell>
          <table:table-cell table:style-name="Table8.F11" office:value-type="string">
            <text:p text:style-name="P17">P<text:span text:style-name="T3">1</text:span>, <text:span text:style-name="T14">P</text:span><text:span text:style-name="T4">3</text:span></text:p>
          </table:table-cell>
          <table:table-cell table:style-name="Table8.G11" office:value-type="string">
            <text:p text:style-name="P13">P<text:span text:style-name="T3">5</text:span></text:p>
          </table:table-cell>
        </table:table-row>
        <table:table-row table:style-name="Table8.1">
          <table:table-cell table:style-name="Table8.A5" office:value-type="string">
            <text:p text:style-name="P6">10</text:p>
          </table:table-cell>
          <table:table-cell table:style-name="Table8.B12" office:value-type="string">
            <text:p text:style-name="P12">-</text:p>
          </table:table-cell>
          <table:table-cell table:style-name="Table8.C12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<text:s/><text:span text:style-name="T16">&lt;Οπή-</text:span><text:span text:style-name="T15">90K</text:span><text:span text:style-name="T16">&gt;</text:span></text:p>
          </table:table-cell>
          <table:table-cell table:style-name="Table8.D12" office:value-type="string">
            <text:p text:style-name="P13">P<text:span text:style-name="T3">3</text:span></text:p>
          </table:table-cell>
          <table:table-cell table:style-name="Table8.E12" office:value-type="string">
            <text:p text:style-name="P11">P<text:span text:style-name="T3">4</text:span></text:p>
          </table:table-cell>
          <table:table-cell table:style-name="Table8.F12" office:value-type="string">
            <text:p text:style-name="P17">P<text:span text:style-name="T3">1</text:span></text:p>
          </table:table-cell>
          <table:table-cell table:style-name="Table8.G12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11</text:p>
          </table:table-cell>
          <table:table-cell table:style-name="Table8.B13" office:value-type="string">
            <text:p text:style-name="P12">-</text:p>
          </table:table-cell>
          <table:table-cell table:style-name="Table8.C13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<text:s/><text:span text:style-name="T16">&lt;Οπή-</text:span><text:span text:style-name="T15">90K</text:span><text:span text:style-name="T16">&gt;</text:span></text:p>
          </table:table-cell>
          <table:table-cell table:style-name="Table8.D13" office:value-type="string">
            <text:p text:style-name="P13">P<text:span text:style-name="T3">3</text:span></text:p>
          </table:table-cell>
          <table:table-cell table:style-name="Table8.E13" office:value-type="string">
            <text:p text:style-name="P11">P<text:span text:style-name="T3">4</text:span></text:p>
          </table:table-cell>
          <table:table-cell table:style-name="Table8.F13" office:value-type="string">
            <text:p text:style-name="P17">P<text:span text:style-name="T3">1</text:span></text:p>
          </table:table-cell>
          <table:table-cell table:style-name="Table8.G13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12</text:p>
          </table:table-cell>
          <table:table-cell table:style-name="Table8.B14" office:value-type="string">
            <text:p text:style-name="P12">-</text:p>
          </table:table-cell>
          <table:table-cell table:style-name="Table8.C14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<text:s/><text:span text:style-name="T16">&lt;Οπή-</text:span><text:span text:style-name="T15">90K</text:span><text:span text:style-name="T16">&gt;</text:span></text:p>
          </table:table-cell>
          <table:table-cell table:style-name="Table8.D14" office:value-type="string">
            <text:p text:style-name="P13">P<text:span text:style-name="T3">3</text:span></text:p>
          </table:table-cell>
          <table:table-cell table:style-name="Table8.E14" office:value-type="string">
            <text:p text:style-name="P11">P<text:span text:style-name="T3">4</text:span></text:p>
          </table:table-cell>
          <table:table-cell table:style-name="Table8.F14" office:value-type="string">
            <text:p text:style-name="P17">P<text:span text:style-name="T3">1</text:span></text:p>
          </table:table-cell>
          <table:table-cell table:style-name="Table8.G14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13</text:p>
          </table:table-cell>
          <table:table-cell table:style-name="Table8.B15" office:value-type="string">
            <text:p text:style-name="P12">-</text:p>
          </table:table-cell>
          <table:table-cell table:style-name="Table8.C15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<text:s/><text:span text:style-name="T16">&lt;Οπή-</text:span><text:span text:style-name="T15">90K</text:span><text:span text:style-name="T16">&gt;</text:span></text:p>
          </table:table-cell>
          <table:table-cell table:style-name="Table8.D15" office:value-type="string">
            <text:p text:style-name="P13">P<text:span text:style-name="T3">3</text:span></text:p>
          </table:table-cell>
          <table:table-cell table:style-name="Table8.E15" office:value-type="string">
            <text:p text:style-name="P11">P<text:span text:style-name="T3">4</text:span></text:p>
          </table:table-cell>
          <table:table-cell table:style-name="Table8.F15" office:value-type="string">
            <text:p text:style-name="P17">P<text:span text:style-name="T3">1</text:span></text:p>
          </table:table-cell>
          <table:table-cell table:style-name="Table8.G15" office:value-type="string">
            <text:p text:style-name="P13">-</text:p>
          </table:table-cell>
        </table:table-row>
        <table:table-row table:style-name="Table8.1">
          <table:table-cell table:style-name="Table8.A5" office:value-type="string">
            <text:p text:style-name="P6">14</text:p>
          </table:table-cell>
          <table:table-cell table:style-name="Table8.B16" office:value-type="string">
            <text:p text:style-name="P12">-</text:p>
          </table:table-cell>
          <table:table-cell table:style-name="Table8.C16" office:value-type="string">
            <text:p text:style-name="P3">&lt;P<text:span text:style-name="T3">1</text:span><text:span text:style-name="T7">-180K&gt; &lt;P</text:span><text:span text:style-name="T4">3</text:span><text:span text:style-name="T7">-</text:span><text:span text:style-name="T9">350</text:span><text:span text:style-name="T7">K&gt;</text:span></text:p>
            <text:p text:style-name="P10"><text:s/><text:span text:style-name="T16">&lt;Οπή-</text:span><text:span text:style-name="T15">90K</text:span><text:span text:style-name="T16">&gt;</text:span></text:p>
          </table:table-cell>
          <table:table-cell table:style-name="Table8.D16" office:value-type="string">
            <text:p text:style-name="P13">P<text:span text:style-name="T3">3</text:span></text:p>
          </table:table-cell>
          <table:table-cell table:style-name="Table8.E16" office:value-type="string">
            <text:p text:style-name="P11">P<text:span text:style-name="T3">4</text:span></text:p>
          </table:table-cell>
          <table:table-cell table:style-name="Table8.F16" office:value-type="string">
            <text:p text:style-name="P17">P<text:span text:style-name="T3">1</text:span></text:p>
          </table:table-cell>
          <table:table-cell table:style-name="Table8.G16" office:value-type="string">
            <text:p text:style-name="P13">P<text:span text:style-name="T3">3</text:span></text:p>
          </table:table-cell>
        </table:table-row>
        <table:table-row table:style-name="Table8.1">
          <table:table-cell table:style-name="Table8.A5" office:value-type="string">
            <text:p text:style-name="P6">15</text:p>
          </table:table-cell>
          <table:table-cell table:style-name="Table8.B17" office:value-type="string">
            <text:p text:style-name="P12">-</text:p>
          </table:table-cell>
          <table:table-cell table:style-name="Table8.C17" office:value-type="string">
            <text:p text:style-name="P3">&lt;P<text:span text:style-name="T3">1</text:span><text:span text:style-name="T7">-180K&gt; &lt;P</text:span><text:span text:style-name="T5">4</text:span><text:span text:style-name="T7">-</text:span><text:span text:style-name="T10">10</text:span><text:span text:style-name="T9">0</text:span><text:span text:style-name="T7">K&gt;</text:span></text:p>
            <text:p text:style-name="P10"><text:s/><text:span text:style-name="T16">&lt;Οπή-</text:span><text:span text:style-name="T15">340K</text:span><text:span text:style-name="T16">&gt;</text:span></text:p>
          </table:table-cell>
          <table:table-cell table:style-name="Table8.D17" office:value-type="string">
            <text:p text:style-name="P13">P<text:span text:style-name="T3">1</text:span></text:p>
          </table:table-cell>
          <table:table-cell table:style-name="Table8.E17" office:value-type="string">
            <text:p text:style-name="P12">-</text:p>
          </table:table-cell>
          <table:table-cell table:style-name="Table8.F17" office:value-type="string">
            <text:p text:style-name="P13">P<text:span text:style-name="T3">4</text:span></text:p>
          </table:table-cell>
          <table:table-cell table:style-name="Table8.G17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16</text:p>
          </table:table-cell>
          <table:table-cell table:style-name="Table8.B18" office:value-type="string">
            <text:p text:style-name="P12">-</text:p>
          </table:table-cell>
          <table:table-cell table:style-name="Table8.C18" office:value-type="string">
            <text:p text:style-name="P3">&lt;P<text:span text:style-name="T3">1</text:span><text:span text:style-name="T7">-180K&gt; &lt;P</text:span><text:span text:style-name="T5">4</text:span><text:span text:style-name="T7">-</text:span><text:span text:style-name="T10">10</text:span><text:span text:style-name="T9">0</text:span><text:span text:style-name="T7">K&gt;</text:span></text:p>
            <text:p text:style-name="P10"><text:s/><text:span text:style-name="T16">&lt;Οπή-</text:span><text:span text:style-name="T15">340K</text:span><text:span text:style-name="T16">&gt;</text:span></text:p>
          </table:table-cell>
          <table:table-cell table:style-name="Table8.D18" office:value-type="string">
            <text:p text:style-name="P13">P<text:span text:style-name="T3">1</text:span></text:p>
          </table:table-cell>
          <table:table-cell table:style-name="Table8.E18" office:value-type="string">
            <text:p text:style-name="P12">-</text:p>
          </table:table-cell>
          <table:table-cell table:style-name="Table8.F18" office:value-type="string">
            <text:p text:style-name="P13">P<text:span text:style-name="T3">4</text:span></text:p>
          </table:table-cell>
          <table:table-cell table:style-name="Table8.G18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17</text:p>
          </table:table-cell>
          <table:table-cell table:style-name="Table8.B19" office:value-type="string">
            <text:p text:style-name="P12">-</text:p>
          </table:table-cell>
          <table:table-cell table:style-name="Table8.C19" office:value-type="string">
            <text:p text:style-name="P3">&lt;P<text:span text:style-name="T3">1</text:span><text:span text:style-name="T7">-180K&gt; &lt;P</text:span><text:span text:style-name="T5">4</text:span><text:span text:style-name="T7">-</text:span><text:span text:style-name="T10">10</text:span><text:span text:style-name="T9">0</text:span><text:span text:style-name="T7">K&gt;</text:span></text:p>
            <text:p text:style-name="P10"><text:s/><text:span text:style-name="T16">&lt;Οπή-</text:span><text:span text:style-name="T15">340K</text:span><text:span text:style-name="T16">&gt;</text:span></text:p>
          </table:table-cell>
          <table:table-cell table:style-name="Table8.D19" office:value-type="string">
            <text:p text:style-name="P13">P<text:span text:style-name="T3">1</text:span></text:p>
          </table:table-cell>
          <table:table-cell table:style-name="Table8.E19" office:value-type="string">
            <text:p text:style-name="P12">-</text:p>
          </table:table-cell>
          <table:table-cell table:style-name="Table8.F19" office:value-type="string">
            <text:p text:style-name="P13">P<text:span text:style-name="T3">4</text:span></text:p>
          </table:table-cell>
          <table:table-cell table:style-name="Table8.G19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18</text:p>
          </table:table-cell>
          <table:table-cell table:style-name="Table8.B20" office:value-type="string">
            <text:p text:style-name="P12">-</text:p>
          </table:table-cell>
          <table:table-cell table:style-name="Table8.C20" office:value-type="string">
            <text:p text:style-name="P3">&lt;P<text:span text:style-name="T3">1</text:span><text:span text:style-name="T7">-180K&gt; &lt;P</text:span><text:span text:style-name="T5">4</text:span><text:span text:style-name="T7">-</text:span><text:span text:style-name="T10">10</text:span><text:span text:style-name="T9">0</text:span><text:span text:style-name="T7">K&gt;</text:span></text:p>
            <text:p text:style-name="P10"><text:s/><text:span text:style-name="T16">&lt;Οπή-</text:span><text:span text:style-name="T15">340K</text:span><text:span text:style-name="T16">&gt;</text:span></text:p>
          </table:table-cell>
          <table:table-cell table:style-name="Table8.D20" office:value-type="string">
            <text:p text:style-name="P13">P<text:span text:style-name="T3">1</text:span></text:p>
          </table:table-cell>
          <table:table-cell table:style-name="Table8.E20" office:value-type="string">
            <text:p text:style-name="P12">-</text:p>
          </table:table-cell>
          <table:table-cell table:style-name="Table8.F20" office:value-type="string">
            <text:p text:style-name="P13">P<text:span text:style-name="T3">4</text:span></text:p>
          </table:table-cell>
          <table:table-cell table:style-name="Table8.G20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19</text:p>
          </table:table-cell>
          <table:table-cell table:style-name="Table8.B21" office:value-type="string">
            <text:p text:style-name="P12">-</text:p>
          </table:table-cell>
          <table:table-cell table:style-name="Table8.C21" office:value-type="string">
            <text:p text:style-name="P3">&lt;P<text:span text:style-name="T3">1</text:span><text:span text:style-name="T7">-180K&gt; &lt;P</text:span><text:span text:style-name="T5">4</text:span><text:span text:style-name="T7">-</text:span><text:span text:style-name="T10">10</text:span><text:span text:style-name="T9">0</text:span><text:span text:style-name="T7">K&gt;</text:span></text:p>
            <text:p text:style-name="P10"><text:s/><text:span text:style-name="T16">&lt;Οπή-</text:span><text:span text:style-name="T15">340K</text:span><text:span text:style-name="T16">&gt;</text:span></text:p>
          </table:table-cell>
          <table:table-cell table:style-name="Table8.D21" office:value-type="string">
            <text:p text:style-name="P13">P<text:span text:style-name="T3">1</text:span></text:p>
          </table:table-cell>
          <table:table-cell table:style-name="Table8.E21" office:value-type="string">
            <text:p text:style-name="P12">-</text:p>
          </table:table-cell>
          <table:table-cell table:style-name="Table8.F21" office:value-type="string">
            <text:p text:style-name="P13">P<text:span text:style-name="T3">4</text:span></text:p>
          </table:table-cell>
          <table:table-cell table:style-name="Table8.G21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20</text:p>
          </table:table-cell>
          <table:table-cell table:style-name="Table8.B22" office:value-type="string">
            <text:p text:style-name="P12">-</text:p>
          </table:table-cell>
          <table:table-cell table:style-name="Table8.C22" office:value-type="string">
            <text:p text:style-name="P3">&lt;P<text:span text:style-name="T3">1</text:span><text:span text:style-name="T7">-180K&gt; &lt;P</text:span><text:span text:style-name="T5">4</text:span><text:span text:style-name="T7">-</text:span><text:span text:style-name="T10">10</text:span><text:span text:style-name="T9">0</text:span><text:span text:style-name="T7">K&gt;</text:span></text:p>
            <text:p text:style-name="P10"><text:s/><text:span text:style-name="T16">&lt;Οπή-</text:span><text:span text:style-name="T15">340K</text:span><text:span text:style-name="T16">&gt;</text:span></text:p>
          </table:table-cell>
          <table:table-cell table:style-name="Table8.D22" office:value-type="string">
            <text:p text:style-name="P13">P<text:span text:style-name="T3">1</text:span></text:p>
          </table:table-cell>
          <table:table-cell table:style-name="Table8.E22" office:value-type="string">
            <text:p text:style-name="P12">-</text:p>
          </table:table-cell>
          <table:table-cell table:style-name="Table8.F22" office:value-type="string">
            <text:p text:style-name="P13">P<text:span text:style-name="T3">4</text:span></text:p>
          </table:table-cell>
          <table:table-cell table:style-name="Table8.G22" office:value-type="string">
            <text:p text:style-name="P13">P<text:span text:style-name="T3">1</text:span></text:p>
          </table:table-cell>
        </table:table-row>
        <table:table-row table:style-name="Table8.23">
          <table:table-cell table:style-name="Table8.A5" office:value-type="string">
            <text:p text:style-name="P6">21</text:p>
          </table:table-cell>
          <table:table-cell table:style-name="Table8.B23" office:value-type="string">
            <text:p text:style-name="P12">-</text:p>
          </table:table-cell>
          <table:table-cell table:style-name="Table8.C23" office:value-type="string">
            <text:p text:style-name="P7"><text:span text:style-name="T11">&lt;P</text:span><text:span text:style-name="T6">4</text:span><text:span text:style-name="T11">-</text:span><text:span text:style-name="T12">100</text:span><text:span text:style-name="T11">k&gt; </text:span><text:span text:style-name="T8">&lt;Οπή-</text:span><text:span text:style-name="T12">520k&gt;</text:span></text:p>
          </table:table-cell>
          <table:table-cell table:style-name="Table8.D23" office:value-type="string">
            <text:p text:style-name="P13">P<text:span text:style-name="T3">4</text:span></text:p>
          </table:table-cell>
          <table:table-cell table:style-name="Table8.E23" office:value-type="string">
            <text:p text:style-name="P12">-</text:p>
          </table:table-cell>
          <table:table-cell table:style-name="Table8.F23" office:value-type="string">
            <text:p text:style-name="P12">-</text:p>
          </table:table-cell>
          <table:table-cell table:style-name="Table8.G23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22</text:p>
          </table:table-cell>
          <table:table-cell table:style-name="Table8.B24" office:value-type="string">
            <text:p text:style-name="P12">-</text:p>
          </table:table-cell>
          <table:table-cell table:style-name="Table8.C24" office:value-type="string">
            <text:p text:style-name="P14"><text:span text:style-name="T17">&lt;P</text:span><text:span text:style-name="T6">4</text:span><text:span text:style-name="T17">-</text:span><text:span text:style-name="T18">100</text:span><text:span text:style-name="T17">k&gt; </text:span><text:span text:style-name="T16">&lt;Οπή-</text:span><text:span text:style-name="T18">520k&gt;</text:span></text:p>
          </table:table-cell>
          <table:table-cell table:style-name="Table8.D24" office:value-type="string">
            <text:p text:style-name="P13">P<text:span text:style-name="T3">4</text:span></text:p>
          </table:table-cell>
          <table:table-cell table:style-name="Table8.E24" office:value-type="string">
            <text:p text:style-name="P12">-</text:p>
          </table:table-cell>
          <table:table-cell table:style-name="Table8.F24" office:value-type="string">
            <text:p text:style-name="P12">-</text:p>
          </table:table-cell>
          <table:table-cell table:style-name="Table8.G24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23</text:p>
          </table:table-cell>
          <table:table-cell table:style-name="Table8.B25" office:value-type="string">
            <text:p text:style-name="P12">-</text:p>
          </table:table-cell>
          <table:table-cell table:style-name="Table8.C25" office:value-type="string">
            <text:p text:style-name="P14"><text:span text:style-name="T17">&lt;P</text:span><text:span text:style-name="T6">4</text:span><text:span text:style-name="T17">-</text:span><text:span text:style-name="T18">100</text:span><text:span text:style-name="T17">k&gt; </text:span><text:span text:style-name="T16">&lt;Οπή-</text:span><text:span text:style-name="T18">520k&gt;</text:span></text:p>
          </table:table-cell>
          <table:table-cell table:style-name="Table8.D25" office:value-type="string">
            <text:p text:style-name="P13">P<text:span text:style-name="T3">4</text:span></text:p>
          </table:table-cell>
          <table:table-cell table:style-name="Table8.E25" office:value-type="string">
            <text:p text:style-name="P12">-</text:p>
          </table:table-cell>
          <table:table-cell table:style-name="Table8.F25" office:value-type="string">
            <text:p text:style-name="P12">-</text:p>
          </table:table-cell>
          <table:table-cell table:style-name="Table8.G25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24</text:p>
          </table:table-cell>
          <table:table-cell table:style-name="Table8.B26" office:value-type="string">
            <text:p text:style-name="P12">-</text:p>
          </table:table-cell>
          <table:table-cell table:style-name="Table8.C26" office:value-type="string">
            <text:p text:style-name="P14"><text:span text:style-name="T17">&lt;P</text:span><text:span text:style-name="T6">4</text:span><text:span text:style-name="T17">-</text:span><text:span text:style-name="T18">100</text:span><text:span text:style-name="T17">k&gt; </text:span><text:span text:style-name="T16">&lt;Οπή-</text:span><text:span text:style-name="T18">520k&gt;</text:span></text:p>
          </table:table-cell>
          <table:table-cell table:style-name="Table8.D26" office:value-type="string">
            <text:p text:style-name="P13">P<text:span text:style-name="T3">4</text:span></text:p>
          </table:table-cell>
          <table:table-cell table:style-name="Table8.E26" office:value-type="string">
            <text:p text:style-name="P12">-</text:p>
          </table:table-cell>
          <table:table-cell table:style-name="Table8.F26" office:value-type="string">
            <text:p text:style-name="P12">-</text:p>
          </table:table-cell>
          <table:table-cell table:style-name="Table8.G26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25</text:p>
          </table:table-cell>
          <table:table-cell table:style-name="Table8.B27" office:value-type="string">
            <text:p text:style-name="P12">-</text:p>
          </table:table-cell>
          <table:table-cell table:style-name="Table8.C27" office:value-type="string">
            <text:p text:style-name="P14"><text:span text:style-name="T17">&lt;P</text:span><text:span text:style-name="T6">4</text:span><text:span text:style-name="T17">-</text:span><text:span text:style-name="T18">100</text:span><text:span text:style-name="T17">k&gt; </text:span><text:span text:style-name="T16">&lt;Οπή-</text:span><text:span text:style-name="T18">520k&gt;</text:span></text:p>
          </table:table-cell>
          <table:table-cell table:style-name="Table8.D27" office:value-type="string">
            <text:p text:style-name="P13">P<text:span text:style-name="T3">4</text:span></text:p>
          </table:table-cell>
          <table:table-cell table:style-name="Table8.E27" office:value-type="string">
            <text:p text:style-name="P12">-</text:p>
          </table:table-cell>
          <table:table-cell table:style-name="Table8.F27" office:value-type="string">
            <text:p text:style-name="P12">-</text:p>
          </table:table-cell>
          <table:table-cell table:style-name="Table8.G27" office:value-type="string">
            <text:p text:style-name="P12">-</text:p>
          </table:table-cell>
        </table:table-row>
        <table:table-row table:style-name="Table8.1">
          <table:table-cell table:style-name="Table8.A5" office:value-type="string">
            <text:p text:style-name="P6">26</text:p>
          </table:table-cell>
          <table:table-cell table:style-name="Table8.B28" office:value-type="string">
            <text:p text:style-name="P12">-</text:p>
          </table:table-cell>
          <table:table-cell table:style-name="Table8.C28" office:value-type="string">
            <text:p text:style-name="P14"><text:span text:style-name="T17">&lt;P</text:span><text:span text:style-name="T6">4</text:span><text:span text:style-name="T17">-</text:span><text:span text:style-name="T18">100</text:span><text:span text:style-name="T17">k&gt; </text:span><text:span text:style-name="T16">&lt;Οπή-</text:span><text:span text:style-name="T18">520k&gt;</text:span></text:p>
          </table:table-cell>
          <table:table-cell table:style-name="Table8.D28" office:value-type="string">
            <text:p text:style-name="P13">P<text:span text:style-name="T3">4</text:span></text:p>
          </table:table-cell>
          <table:table-cell table:style-name="Table8.E28" office:value-type="string">
            <text:p text:style-name="P12">-</text:p>
          </table:table-cell>
          <table:table-cell table:style-name="Table8.F28" office:value-type="string">
            <text:p text:style-name="P12">-</text:p>
          </table:table-cell>
          <table:table-cell table:style-name="Table8.G28" office:value-type="string">
            <text:p text:style-name="P13">P<text:span text:style-name="T3">4</text:span></text:p>
          </table:table-cell>
        </table:table-row>
        <table:table-row table:style-name="Table8.1">
          <table:table-cell table:style-name="Table8.A5" office:value-type="string">
            <text:p text:style-name="P8">27</text:p>
          </table:table-cell>
          <table:table-cell table:style-name="Table8.B29" office:value-type="string">
            <text:p text:style-name="P15">-</text:p>
          </table:table-cell>
          <table:table-cell table:style-name="Table8.C29" office:value-type="string">
            <text:p text:style-name="P16">&lt;Οπή-620K&gt;</text:p>
          </table:table-cell>
          <table:table-cell table:style-name="Table8.D29" office:value-type="string">
            <text:p text:style-name="P16">-</text:p>
          </table:table-cell>
          <table:table-cell table:style-name="Table8.E29" office:value-type="string">
            <text:p text:style-name="P15">-</text:p>
          </table:table-cell>
          <table:table-cell table:style-name="Table8.F29" office:value-type="string">
            <text:p text:style-name="P15">-</text:p>
          </table:table-cell>
          <table:table-cell table:style-name="Table8.G29" office:value-type="string">
            <text:p text:style-name="P16">-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20:32:30.739842775</meta:creation-date>
    <dc:date>2021-12-23T20:33:56.858790751</dc:date>
    <meta:editing-duration>PT1M26S</meta:editing-duration>
    <meta:editing-cycles>1</meta:editing-cycles>
    <meta:document-statistic meta:table-count="1" meta:image-count="0" meta:object-count="0" meta:page-count="1" meta:paragraph-count="222" meta:word-count="271" meta:character-count="1129" meta:non-whitespace-character-count="1068"/>
    <meta:generator>LibreOffice/6.4.7.2$Linux_X86_64 LibreOffice_project/40$Build-2</meta:generator>
  </office:meta>
</office:document-meta>
</file>